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Times New Roman" fo:font-size="12pt" officeooo:paragraph-rsid="001f4a28" style:font-size-asian="12pt" style:font-size-complex="12pt"/>
    </style:style>
    <style:style style:name="P2" style:family="paragraph" style:parent-style-name="Text_20_body" style:list-style-name="L1">
      <style:paragraph-properties fo:margin-top="0cm" fo:margin-bottom="0cm" loext:contextual-spacing="false"/>
      <style:text-properties style:font-name="Times New Roman" fo:font-size="12pt" officeooo:rsid="0020536b" officeooo:paragraph-rsid="0020536b" style:font-size-asian="12pt" style:font-size-complex="12pt"/>
    </style:style>
    <style:style style:name="P3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2pt" officeooo:paragraph-rsid="001f4a28" style:font-size-asian="12pt" style:font-size-complex="12pt"/>
    </style:style>
    <style:style style:name="P4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2pt" officeooo:paragraph-rsid="001f4a28" style:font-size-asian="12pt" style:font-size-complex="12pt"/>
    </style:style>
    <style:style style:name="P5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2pt" officeooo:paragraph-rsid="0038a041" style:font-size-asian="12pt" style:font-size-complex="12pt"/>
    </style:style>
    <style:style style:name="P6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2pt" officeooo:rsid="0022e99b" officeooo:paragraph-rsid="0022e99b" style:font-size-asian="12pt" style:font-size-complex="12pt"/>
    </style:style>
    <style:style style:name="P7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2pt" officeooo:rsid="0038a041" officeooo:paragraph-rsid="0038a041" style:font-size-asian="12pt" style:font-size-complex="12pt"/>
    </style:style>
    <style:style style:name="P8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2pt" officeooo:rsid="0028fd4c" officeooo:paragraph-rsid="0028fd4c" style:font-size-asian="12pt" style:font-size-complex="12pt"/>
    </style:style>
    <style:style style:name="P9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2pt" officeooo:rsid="0029dcfd" officeooo:paragraph-rsid="0029dcfd" style:font-size-asian="12pt" style:font-size-complex="12pt"/>
    </style:style>
    <style:style style:name="P10" style:family="paragraph" style:parent-style-name="Text_20_body" style:list-style-name="L3">
      <style:paragraph-properties fo:margin-top="0cm" fo:margin-bottom="0cm" loext:contextual-spacing="false"/>
      <style:text-properties style:font-name="Times New Roman" fo:font-size="12pt" officeooo:rsid="002b255f" officeooo:paragraph-rsid="002b255f" style:font-size-asian="12pt" style:font-size-complex="12pt"/>
    </style:style>
    <style:style style:name="P11" style:family="paragraph" style:parent-style-name="Text_20_body" style:list-style-name="L4">
      <style:paragraph-properties fo:margin-top="0cm" fo:margin-bottom="0cm" loext:contextual-spacing="false"/>
      <style:text-properties style:font-name="Times New Roman" fo:font-size="12pt" fo:font-weight="normal" officeooo:rsid="003d80fe" officeooo:paragraph-rsid="003d80fe" style:font-size-asian="12pt" style:font-weight-asian="normal" style:font-size-complex="12pt" style:font-weight-complex="normal"/>
    </style:style>
    <style:style style:name="P12" style:family="paragraph" style:parent-style-name="Text_20_body" style:master-page-name="HTML">
      <style:paragraph-properties fo:margin-top="0cm" fo:margin-bottom="0cm" loext:contextual-spacing="false" style:page-number="auto"/>
      <style:text-properties officeooo:paragraph-rsid="0037dae0"/>
    </style:style>
    <style:style style:name="P13" style:family="paragraph" style:parent-style-name="Text_20_body" style:list-style-name="L3">
      <style:paragraph-properties fo:margin-left="-1.251cm" fo:margin-right="0cm" fo:margin-top="0cm" fo:margin-bottom="0cm" loext:contextual-spacing="false" fo:text-indent="0cm" style:auto-text-indent="false"/>
      <style:text-properties style:font-name="Times New Roman" fo:font-size="12pt" officeooo:rsid="00235718" officeooo:paragraph-rsid="00235718" style:font-size-asian="12pt" style:font-size-complex="12pt"/>
    </style:style>
    <style:style style:name="P14" style:family="paragraph" style:parent-style-name="Text_20_body" style:list-style-name="L3">
      <style:paragraph-properties fo:margin-left="-1.251cm" fo:margin-right="0cm" fo:margin-top="0cm" fo:margin-bottom="0cm" loext:contextual-spacing="false" fo:text-indent="0cm" style:auto-text-indent="false"/>
      <style:text-properties style:font-name="Times New Roman" fo:font-size="12pt" officeooo:rsid="00270280" officeooo:paragraph-rsid="00270280" style:font-size-asian="12pt" style:font-size-complex="12pt"/>
    </style:style>
    <style:style style:name="P15" style:family="paragraph" style:parent-style-name="Text_20_body" style:list-style-name="L3">
      <style:paragraph-properties fo:margin-left="-1.251cm" fo:margin-right="0cm" fo:margin-top="0cm" fo:margin-bottom="0cm" loext:contextual-spacing="false" fo:text-indent="0cm" style:auto-text-indent="false"/>
      <style:text-properties style:font-name="Times New Roman" fo:font-size="12pt" officeooo:rsid="003e4583" officeooo:paragraph-rsid="003e4583" style:font-size-asian="12pt" style:font-size-complex="12pt"/>
    </style:style>
    <style:style style:name="P16" style:family="paragraph" style:parent-style-name="Text_20_body" style:list-style-name="L3">
      <style:paragraph-properties fo:margin-left="-1.251cm" fo:margin-right="0cm" fo:margin-top="0cm" fo:margin-bottom="0cm" loext:contextual-spacing="false" fo:text-indent="0cm" style:auto-text-indent="false"/>
      <style:text-properties style:font-name="Times New Roman" fo:font-size="12pt" officeooo:rsid="0041e2bd" officeooo:paragraph-rsid="0041e2bd" style:font-size-asian="12pt" style:font-size-complex="12pt"/>
    </style:style>
    <style:style style:name="P17" style:family="paragraph" style:parent-style-name="Text_20_body" style:list-style-name="L3">
      <style:paragraph-properties fo:margin-left="-1.251cm" fo:margin-right="0cm" fo:margin-top="0cm" fo:margin-bottom="0cm" loext:contextual-spacing="false" fo:text-indent="0cm" style:auto-text-indent="false"/>
      <style:text-properties style:font-name="Times New Roman" fo:font-size="12pt" officeooo:rsid="002c6c3d" officeooo:paragraph-rsid="002c6c3d" style:font-size-asian="12pt" style:font-size-complex="12pt"/>
    </style:style>
    <style:style style:name="P18" style:family="paragraph" style:parent-style-name="Text_20_body" style:list-style-name="L3">
      <style:paragraph-properties fo:margin-left="-1.251cm" fo:margin-right="0cm" fo:margin-top="0cm" fo:margin-bottom="0cm" loext:contextual-spacing="false" fo:text-indent="0cm" style:auto-text-indent="false"/>
      <style:text-properties style:font-name="Times New Roman" fo:font-size="12pt" officeooo:rsid="002ded29" officeooo:paragraph-rsid="002ded29" style:font-size-asian="12pt" style:font-size-complex="12pt"/>
    </style:style>
    <style:style style:name="P19" style:family="paragraph" style:parent-style-name="Text_20_body" style:list-style-name="L3">
      <style:paragraph-properties fo:margin-left="-1.251cm" fo:margin-right="0cm" fo:margin-top="0cm" fo:margin-bottom="0cm" loext:contextual-spacing="false" fo:text-indent="0cm" style:auto-text-indent="false"/>
      <style:text-properties style:font-name="Times New Roman" fo:font-size="12pt" officeooo:rsid="002f8ae5" officeooo:paragraph-rsid="002f8ae5" style:font-size-asian="12pt" style:font-size-complex="12pt"/>
    </style:style>
    <style:style style:name="P20" style:family="paragraph" style:parent-style-name="Text_20_body" style:list-style-name="L3">
      <style:paragraph-properties fo:margin-left="-1.251cm" fo:margin-right="0cm" fo:margin-top="0cm" fo:margin-bottom="0cm" loext:contextual-spacing="false" fo:text-indent="0cm" style:auto-text-indent="false"/>
      <style:text-properties style:font-name="Times New Roman" fo:font-size="12pt" officeooo:rsid="002ffad5" officeooo:paragraph-rsid="002ffad5" style:font-size-asian="12pt" style:font-size-complex="12pt"/>
    </style:style>
    <style:style style:name="P21" style:family="paragraph" style:parent-style-name="Text_20_body" style:list-style-name="L3">
      <style:paragraph-properties fo:margin-left="-1.251cm" fo:margin-right="0cm" fo:margin-top="0cm" fo:margin-bottom="0cm" loext:contextual-spacing="false" fo:text-indent="0cm" style:auto-text-indent="false"/>
      <style:text-properties style:font-name="Times New Roman" fo:font-size="12pt" officeooo:rsid="0035762a" officeooo:paragraph-rsid="0035762a" style:font-size-asian="12pt" style:font-size-complex="12pt"/>
    </style:style>
    <style:style style:name="P22" style:family="paragraph" style:parent-style-name="Text_20_body" style:list-style-name="L3">
      <style:paragraph-properties fo:margin-left="-1.251cm" fo:margin-right="0cm" fo:margin-top="0cm" fo:margin-bottom="0cm" loext:contextual-spacing="false" fo:text-indent="0cm" style:auto-text-indent="false"/>
      <style:text-properties style:font-name="Times New Roman" fo:font-size="12pt" officeooo:rsid="003d3b0f" officeooo:paragraph-rsid="003d3b0f" style:font-size-asian="12pt" style:font-size-complex="12pt"/>
    </style:style>
    <style:style style:name="P23" style:family="paragraph" style:parent-style-name="Text_20_body" style:list-style-name="L3">
      <style:paragraph-properties fo:margin-left="-1.251cm" fo:margin-right="0cm" fo:margin-top="0cm" fo:margin-bottom="0cm" loext:contextual-spacing="false" fo:text-indent="0cm" style:auto-text-indent="false"/>
      <style:text-properties style:font-name="Times New Roman" fo:font-size="12pt" officeooo:rsid="0044194d" officeooo:paragraph-rsid="0044194d" style:font-size-asian="12pt" style:font-size-complex="12pt"/>
    </style:style>
    <style:style style:name="P24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rsid="00235718" officeooo:paragraph-rsid="00235718" style:font-size-asian="12pt" style:font-size-complex="12pt"/>
    </style:style>
    <style:style style:name="P25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officeooo:rsid="002384c9" officeooo:paragraph-rsid="002384c9" style:font-size-asian="12pt" style:font-size-complex="12pt"/>
    </style:style>
    <style:style style:name="P26" style:family="paragraph" style:parent-style-name="Text_20_body" style:list-style-name="L3">
      <style:paragraph-properties fo:margin-left="-2.501cm" fo:margin-right="0cm" fo:margin-top="0cm" fo:margin-bottom="0cm" loext:contextual-spacing="false" fo:text-indent="0cm" style:auto-text-indent="false"/>
      <style:text-properties style:font-name="Times New Roman" fo:font-size="12pt" officeooo:rsid="003e4583" officeooo:paragraph-rsid="003e4583" style:font-size-asian="12pt" style:font-size-complex="12pt"/>
    </style:style>
    <style:style style:name="P27" style:family="paragraph" style:parent-style-name="Text_20_body" style:list-style-name="L3">
      <style:paragraph-properties fo:margin-left="-2.501cm" fo:margin-right="0cm" fo:margin-top="0cm" fo:margin-bottom="0cm" loext:contextual-spacing="false" fo:text-indent="0cm" style:auto-text-indent="false"/>
      <style:text-properties style:font-name="Times New Roman" fo:font-size="12pt" officeooo:rsid="002b255f" officeooo:paragraph-rsid="002b255f" style:font-size-asian="12pt" style:font-size-complex="12pt"/>
    </style:style>
    <style:style style:name="P28" style:family="paragraph" style:parent-style-name="Text_20_body" style:list-style-name="L3">
      <style:paragraph-properties fo:margin-left="-2.501cm" fo:margin-right="0cm" fo:margin-top="0cm" fo:margin-bottom="0cm" loext:contextual-spacing="false" fo:text-indent="0cm" style:auto-text-indent="false"/>
      <style:text-properties style:font-name="Times New Roman" fo:font-size="12pt" officeooo:rsid="002ded29" officeooo:paragraph-rsid="002ded29" style:font-size-asian="12pt" style:font-size-complex="12pt"/>
    </style:style>
    <style:style style:name="P29" style:family="paragraph" style:parent-style-name="Text_20_body" style:list-style-name="L3">
      <style:paragraph-properties fo:margin-left="-2.501cm" fo:margin-right="0cm" fo:margin-top="0cm" fo:margin-bottom="0cm" loext:contextual-spacing="false" fo:text-indent="0cm" style:auto-text-indent="false"/>
      <style:text-properties style:font-name="Times New Roman" fo:font-size="12pt" officeooo:rsid="0035762a" officeooo:paragraph-rsid="0035762a" style:font-size-asian="12pt" style:font-size-complex="12pt"/>
    </style:style>
    <style:style style:name="T1" style:family="text">
      <style:text-properties style:font-name="Times New Roman" fo:font-size="12pt" fo:font-weight="bold" style:font-size-asian="12pt" style:font-size-complex="12pt"/>
    </style:style>
    <style:style style:name="T2" style:family="text">
      <style:text-properties style:font-name="Times New Roman" fo:font-size="12pt" fo:font-weight="bold" officeooo:rsid="0043be80" style:font-size-asian="12pt" style:font-size-complex="12pt"/>
    </style:style>
    <style:style style:name="T3" style:family="text">
      <style:text-properties style:font-name="Times New Roman" fo:font-size="12pt" fo:font-weight="normal" officeooo:rsid="001f4a28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2pt" fo:font-weight="normal" officeooo:rsid="0043be80" style:font-size-asian="12pt" style:font-weight-asian="normal" style:font-size-complex="12pt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officeooo:rsid="001f4a28" style:font-size-asian="12pt" style:font-size-complex="12pt"/>
    </style:style>
    <style:style style:name="T7" style:family="text">
      <style:text-properties style:font-name="Times New Roman" fo:font-size="12pt" officeooo:rsid="0037dae0" style:font-size-asian="12pt" style:font-size-complex="12pt"/>
    </style:style>
    <style:style style:name="T8" style:family="text">
      <style:text-properties fo:font-weight="bold"/>
    </style:style>
    <style:style style:name="T9" style:family="text">
      <style:text-properties officeooo:rsid="0020dc87"/>
    </style:style>
    <style:style style:name="T10" style:family="text">
      <style:text-properties officeooo:rsid="00212a73"/>
    </style:style>
    <style:style style:name="T11" style:family="text">
      <style:text-properties officeooo:rsid="0022e99b"/>
    </style:style>
    <style:style style:name="T12" style:family="text">
      <style:text-properties officeooo:rsid="002547f8"/>
    </style:style>
    <style:style style:name="T13" style:family="text">
      <style:text-properties officeooo:rsid="0028fd4c"/>
    </style:style>
    <style:style style:name="T14" style:family="text">
      <style:text-properties officeooo:rsid="002b255f"/>
    </style:style>
    <style:style style:name="T15" style:family="text">
      <style:text-properties officeooo:rsid="002c6c3d"/>
    </style:style>
    <style:style style:name="T16" style:family="text">
      <style:text-properties officeooo:rsid="002ded29"/>
    </style:style>
    <style:style style:name="T17" style:family="text">
      <style:text-properties officeooo:rsid="002f8ae5"/>
    </style:style>
    <style:style style:name="T18" style:family="text">
      <style:text-properties officeooo:rsid="002ffad5"/>
    </style:style>
    <style:style style:name="T19" style:family="text">
      <style:text-properties officeooo:rsid="00304b4a"/>
    </style:style>
    <style:style style:name="T20" style:family="text">
      <style:text-properties officeooo:rsid="0031e0df"/>
    </style:style>
    <style:style style:name="T21" style:family="text">
      <style:text-properties officeooo:rsid="0033562b"/>
    </style:style>
    <style:style style:name="T22" style:family="text">
      <style:text-properties officeooo:rsid="00347121"/>
    </style:style>
    <style:style style:name="T23" style:family="text">
      <style:text-properties officeooo:rsid="0035762a"/>
    </style:style>
    <style:style style:name="T24" style:family="text">
      <style:text-properties officeooo:rsid="00381ffc"/>
    </style:style>
    <style:style style:name="T25" style:family="text">
      <style:text-properties officeooo:rsid="0038a041"/>
    </style:style>
    <style:style style:name="T26" style:family="text">
      <style:text-properties officeooo:rsid="003a62fd"/>
    </style:style>
    <style:style style:name="T27" style:family="text">
      <style:text-properties officeooo:rsid="0041e2bd"/>
    </style:style>
    <style:style style:name="T28" style:family="text">
      <style:text-properties officeooo:rsid="0043be80"/>
    </style:style>
    <style:style style:name="T29" style:family="text">
      <style:text-properties officeooo:rsid="00458277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Name</text:span><text:bookmark text:name="vyiu0"/><text:span text:style-name="T1"><text:line-break/></text:span><text:span text:style-name="T4">Schafshirte</text:span><text:span text:style-name="T3"> (kein anderer Name bekannt)</text:span><text:span text:style-name="T5"><text:line-break/></text:span><text:bookmark text:name="vyiu2"/><text:span text:style-name="T5"><text:line-break/></text:span><text:bookmark text:name="vyiu3"/><text:span text:style-name="T1">Beschreibung</text:span><text:bookmark text:name="vyiu4"/><text:span text:style-name="T5"><text:line-break/></text:span><text:span text:style-name="T6">Der Schafshirte ist ein Junge unbekannter Herkunft, der über die Schafe auf dem Bauernhof wacht.<text:line-break/>Die Schafe selbst gehören Manfred dem Bauern.<text:line-break/></text:span><text:span text:style-name="T7">Der Schafshirte besitzt eine sehr enge Bindung zu den Schafen. Er hasst alle Eindringlinge auf dem Berg, die den Schafen Böses wollen.</text:span><text:span text:style-name="T5"><text:line-break/></text:span><text:bookmark text:name="vyiu8"/><text:bookmark text:name="vyiu7"/><text:span text:style-name="T1"><text:line-break/>Ort</text:span><text:bookmark text:name="vyiu9"/><text:span text:style-name="T1"><text:line-break/></text:span>Bauernhof<text:line-break/><text:span text:style-name="T1"><text:line-break/>Tagesablauf</text:span><text:bookmark text:name="vyiu13"/><text:bookmark text:name="vyiu11"/></text:p>
      <text:list xml:id="list6704759885760172381" text:style-name="L1">
        <text:list-item>
          <text:p text:style-name="P2">Den ganzen Tag – Steht auf dem Mühlberg und wacht über die Schafe.</text:p>
        </text:list-item>
      </text:list>
      <text:p text:style-name="P1"><text:bookmark text:name="vyiu15"/><text:line-break/><text:bookmark text:name="vyiu16"/><text:span text:style-name="T8">Zugehörigkeit</text:span></text:p>
      <text:p text:style-name="P1"><text:bookmark text:name="f-855"/>Bauern</text:p>
      <text:p text:style-name="P1"><text:bookmark text:name="vyiu20"/><text:bookmark text:name="vyiu19"/><text:span text:style-name="T8"><text:line-break/></text:span><text:bookmark text:name="f-856"/><text:span text:style-name="T8">Aufträge</text:span></text:p>
      <text:list xml:id="list475585515682964526" text:style-name="L2">
        <text:list-item>
          <text:p text:style-name="P3"><text:bookmark text:name="dfq10"/><text:bookmark text:name="dfq1"/>Sekundär – <text:span text:style-name="T9">Wolfsjagd</text:span></text:p>
        </text:list-item>
        <text:list-item>
          <text:p text:style-name="P3">Sekundär – <text:span text:style-name="T10">Sturm auf die Mühle</text:span></text:p>
        </text:list-item>
      </text:list>
      <text:p text:style-name="P1"><text:bookmark text:name="vyiu23"/><text:line-break/><text:bookmark text:name="ik9t1"/><text:span text:style-name="T8">Dialog</text:span></text:p>
      <text:list xml:id="list6024378246871522627" text:style-name="L3">
        <text:list-item>
          <text:p text:style-name="P4">(Automatisch) N: <text:span text:style-name="T11">Was machst du hier? Willst du etwa ein Schaf stehlen? Sieh dich bloß vor, sonst kriegst du es mit mir zu tun!</text:span></text:p>
        </text:list-item>
        <text:list-item>
          <text:p text:style-name="P6">Wer bist du?</text:p>
          <text:list>
            <text:list-item>
              <text:p text:style-name="P5"><text:bookmark text:name="ik9t10"/><text:bookmark text:name="fdvr"/>N: <text:span text:style-name="T25">Ich bin der Schafshirte auf dem Bauernhof.</text:span></text:p>
            </text:list-item>
            <text:list-item>
              <text:p text:style-name="P7">N: Ich bewache Manfreds Schafe, damit sie ungestört grasen können und bis zum Winter ordentlich fett werden und gesund bleiben.</text:p>
            </text:list-item>
            <text:list-item>
              <text:p text:style-name="P13">Hast du keine Angst ganz alleine hier? (Nach Begrüßung)</text:p>
            </text:list-item>
            <text:list-item>
              <text:p text:style-name="P24">N : Du meinst wie der alte Guntrich dort hinten? Nein, ich glaube nicht an irgendwelche Gespenstergeschichten. Ich fürchte mich vor gar nichts!</text:p>
            </text:list-item>
            <text:list-item>
              <text:p text:style-name="P25">C: Wirklich?</text:p>
            </text:list-item>
            <text:list-item>
              <text:p text:style-name="P25">N: Ja sicher, ob <text:span text:style-name="T12">Wegelagerer, Orks oder Dunkelelfen. Die Männer auf dem Bauernhof sind doch allesamt Feiglinge. Ich würde es mit einer ganzen Armee aufnehmen wenn es sein muss.</text:span></text:p>
            </text:list-item>
            <text:list-item>
              <text:p text:style-name="P14">Kann ich dir irgendwie helfen? <text:span text:style-name="T26">(Nach Begrüßung)</text:span></text:p>
              <text:list>
                <text:list-item>
                  <text:p text:style-name="P4"><text:bookmark text:name="ik9t16"/><text:bookmark text:name="fdvr2"/><text:bookmark text:name="fdvr1"/>N: <text:span text:style-name="T13">Quatsch, ich brauche sicher keine Hilfe und schon gar nicht von dir!</text:span></text:p>
                </text:list-item>
                <text:list-item>
                  <text:p text:style-name="P8">C: Sicher?</text:p>
                </text:list-item>
                <text:list-item>
                  <text:p text:style-name="P8">N: Ja, sicher! Außer … sag mal bist du ein guter Jäger?</text:p>
                </text:list-item>
                <text:list-item>
                  <text:p text:style-name="P8">C: Sicher.</text:p>
                </text:list-item>
                <text:list-item>
                  <text:p text:style-name="P9">N: In dieser Gegend wimmelt es von Wölfen. Sie haben wahrscheinlich mitbekommen, dass hier das fette Vieh grast und wollen sich die Bäuche vollschlagen.</text:p>
                </text:list-item>
                <text:list-item>
                  <text:p text:style-name="P9">N: Wenn sie sich den Schafen nähern sollten, dann schlage ich sie in die Flucht.</text:p>
                </text:list-item>
                <text:list-item>
                  <text:p text:style-name="P9">N: Leider kann ich die Schafe nicht alleine lassen, sonst würde ich diesen Wölfen mal <text:soft-page-break/>gehörig das Fell über die Ohren ziehen!</text:p>
                </text:list-item>
                <text:list-item>
                  <text:p text:style-name="P9">C: Und das soll ich jetzt für dich tun?</text:p>
                </text:list-item>
                <text:list-item>
                  <text:p text:style-name="P9">N: Genau, außer du bist so feige wie die anderen hier. <text:span text:style-name="T14">Töte am besten ihre Rudelführer, dann sind sie erst mal mit sich selbst beschäftigt.</text:span></text:p>
                </text:list-item>
                <text:list-item>
                  <text:p text:style-name="P10">N: Und denke daran, dass sich nicht nur Wölfe in der Nähe aufhalten. Sie verbreiten sich überall in Talras, schlimmer als die Pest!</text:p>
                </text:list-item>
                <text:list-item>
                  <text:p text:style-name="P9">Neuer Auftrag „Wolfsjagd“</text:p>
                </text:list-item>
                <text:list-item>
                  <text:p text:style-name="P26">Wo finde ich die Rudelführer? (Auftrag „Wolfsjagd“ ist aktiv)</text:p>
                </text:list-item>
                <text:list-item>
                  <text:p text:style-name="P15">N: Einen habe ich neulich am Rande dieses Berges gesehen. Weiter nördlich vom Aufstieg.</text:p>
                </text:list-item>
                <text:list-item>
                  <text:p text:style-name="P15">N: <text:span text:style-name="T27">Ich habe auch</text:span> von Angriffen weit im Südwesten gehört. Reisende auf dem Weg nach Talras sollen dort Vieh an Wölfe verloren haben.</text:p>
                </text:list-item>
                <text:list-item>
                  <text:p text:style-name="P16">N: Töte sie alle!</text:p>
                </text:list-item>
                <text:list-item>
                  <text:p text:style-name="P27">Die <text:span text:style-name="T15">Rudelführer sind tot. (Auftragsziel 1 des Auftrags „Wolfsjagd“ ist abgeschlossen)</text:span></text:p>
                </text:list-item>
                <text:list-item>
                  <text:p text:style-name="P17">N: <text:span text:style-name="T16">Du bist also kein Feigling? Das hätte ich auch alleine geschafft … wenn ich nicht dauernd hier aufpassen müsste.</text:span></text:p>
                </text:list-item>
                <text:list-item>
                  <text:p text:style-name="P18">C: Bestimmt.</text:p>
                </text:list-item>
                <text:list-item>
                  <text:p text:style-name="P18">N: Hier hast du etwas von den Schafen, zum Dank.</text:p>
                </text:list-item>
                <text:list-item>
                  <text:p text:style-name="P18">Auftrag „Wolfsjagd“ abgeschlossen</text:p>
                </text:list-item>
                <text:list-item>
                  <text:p text:style-name="P28">Und sonst ist alles in Ordnung? (Nach „Die Rudelführer sind tot“)</text:p>
                </text:list-item>
                <text:list-item>
                  <text:p text:style-name="P18">N: Nicht wirklich. Seit Guntrich nicht mehr zu seiner Mühle geht, haben sich dort hinten Wegelagerer breit gemacht.</text:p>
                </text:list-item>
                <text:list-item>
                  <text:p text:style-name="P18">N: Die sitzen dort und fressen sich satt an unserem Korn. Wenn Guntrich nichts unternimmt, sind bald unsere gesamten Vorräte weg.</text:p>
                </text:list-item>
                <text:list-item>
                  <text:p text:style-name="P18">N: Aber er glaubt ja es würde spuken, also muss ich mich wieder darum kümmern.</text:p>
                </text:list-item>
                <text:list-item>
                  <text:p text:style-name="P18">C: Und was willst du tun?</text:p>
                </text:list-item>
                <text:list-item>
                  <text:p text:style-name="P18">N: Sie alle töten, diese verdammten <text:span text:style-name="T18">Räuber</text:span> … aber ich darf die Schafe nicht im Stich lassen.</text:p>
                </text:list-item>
                <text:list-item>
                  <text:p text:style-name="P18">N: Du bist doch …</text:p>
                </text:list-item>
                <text:list-item>
                  <text:p text:style-name="P18">C: Verstehe schon, ich soll sie für dich erledigen.</text:p>
                </text:list-item>
                <text:list-item>
                  <text:p text:style-name="P18">N: Ja, aber nicht einfach so. Sie sollen wissen, wem dieser Berg gehört <text:span text:style-name="T19">und wer ihnen ein Ende bereitet.</text:span></text:p>
                </text:list-item>
                <text:list-item>
                  <text:p text:style-name="P18">C: <text:span text:style-name="T20">Und das heißt?</text:span></text:p>
                </text:list-item>
                <text:list-item>
                  <text:p text:style-name="P18">N: Die Schafe grasen hier in Frieden. Wir können keine Eindringlinge gebrauchen. Die Schafe werden sich rächen!</text:p>
                </text:list-item>
                <text:list-item>
                  <text:p text:style-name="P18">N: Du <text:span text:style-name="T17">musst sie gemeinsam mit den Schafen angreifen!</text:span></text:p>
                </text:list-item>
                <text:list-item>
                  <text:p text:style-name="P19">C: Was?!</text:p>
                </text:list-item>
                <text:list-item>
                  <text:p text:style-name="P19">N: Ja, nur nicht mit allen Schafen, falls die Verluste zu hoch werden <text:span text:style-name="T28">sollten versteht sich</text:span>. <text:span text:style-name="T21">Ansonsten bleiben uns keine Tiere mehr.</text:span></text:p>
                </text:list-item>
                <text:list-item>
                  <text:p text:style-name="P19">N: <text:span text:style-name="T22">Sagen wir i</text:span>ch verkaufe dir ein Schaf. Darauf kannst du dann in die Schlacht reiten.</text:p>
                </text:list-item>
                <text:list-item>
                  <text:p text:style-name="P19">C: WAS?!</text:p>
                </text:list-item>
                <text:list-item>
                  <text:p text:style-name="P19">N: Keine Angst, es ist nicht so teuer wie du denkst. Ich mache dir einen Freundschaftspreis.</text:p>
                </text:list-item>
                <text:list-item>
                  <text:p text:style-name="P19">N: Nun denn, ziehe dahin für Ruhm und Ehre auf dass die Schafe diesen Berg für sich behaupten können!</text:p>
                </text:list-item>
                <text:list-item>
                  <text:p text:style-name="P20">Neuer Auftrag „Sturm <text:span text:style-name="T23">auf die Mühle“</text:span></text:p>
                </text:list-item>
                <text:list-item>
                  <text:p text:style-name="P29">Die Wegelagerer sind tot. (Auftragsziel 2 des Auftrags „Sturm auf die Mühle“ ist abgeschlossen)</text:p>
                </text:list-item>
                <text:list-item>
                  <text:p text:style-name="P21"><text:soft-page-break/>N: Tatsächlich? Ich hoffe dein Schaf hat dir als Schlachtross treue Dienste geleistet.</text:p>
                </text:list-item>
                <text:list-item>
                  <text:p text:style-name="P22">C: Natürlich …</text:p>
                </text:list-item>
                <text:list-item>
                  <text:p text:style-name="P21">N: Die Schafe danken dir für deine Ritterlichkeit. <text:span text:style-name="T24">Endlich gehört der Berg wieder uns!</text:span></text:p>
                </text:list-item>
                <text:list-item>
                  <text:p text:style-name="P21">Auftrag „Sturm auf die Mühle“ abgeschlossen.</text:p>
                </text:list-item>
              </text:list>
            </text:list-item>
            <text:list-item>
              <text:p text:style-name="P23">Was verkaufst du denn?</text:p>
              <text:list>
                <text:list-item>
                  <text:p text:style-name="P23">N: Nur die beste Wolle weit und breit. <text:span text:style-name="T29">Du kannst auch ein Schaf kaufen wenn du möchtest.</text:span></text:p>
                </text:list-item>
              </text:list>
            </text:list-item>
          </text:list>
        </text:list-item>
      </text:list>
      <text:p text:style-name="P1"><text:bookmark text:name="vyiu53"/><text:line-break/><text:bookmark text:name="adhu1"/><text:span text:style-name="T8">Handel</text:span></text:p>
      <text:list xml:id="list8775215872285957350" text:style-name="L4">
        <text:list-item>
          <text:p text:style-name="P11">Schaf</text:p>
        </text:list-item>
        <text:list-item>
          <text:p text:style-name="P11">Wol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4:22:51.458000000</meta:creation-date>
    <meta:generator>LibreOffice/4.3.7.2$Windows_x86 LibreOffice_project/8a35821d8636a03b8bf4e15b48f59794652c68ba</meta:generator>
    <dc:date>2015-07-19T14:28:20.571000000</dc:date>
    <meta:editing-duration>PT2H42M40S</meta:editing-duration>
    <meta:editing-cycles>40</meta:editing-cycles>
    <meta:document-statistic meta:table-count="0" meta:image-count="0" meta:object-count="0" meta:page-count="3" meta:paragraph-count="66" meta:word-count="816" meta:character-count="4515" meta:non-whitespace-character-count="3815"/>
  </office:meta>
</office:document-meta>
</file>